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0000" fo:font-size="10pt" fo:font-weight="bold" style:font-size-asian="10pt" style:font-weight-asian="bold" style:font-size-complex="10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font-weight="bold" style:font-size-asian="13pt" style:font-weight-asian="bold" style:font-size-complex="13pt"/>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2pt" style:font-size-asian="12pt" style:font-size-complex="12pt"/>
    </style:style>
    <style:style style:name="P1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6" style:family="paragraph" style:parent-style-name="Standard">
      <style:paragraph-properties fo:margin-left="0in" fo:margin-right="0in" fo:text-indent="0in" style:auto-text-indent="false"/>
      <style:text-properties fo:font-size="18pt" fo:font-weight="bold" style:font-size-asian="18pt" style:font-weight-asian="bold" style:font-size-complex="18pt"/>
    </style:style>
    <style:style style:name="P17" style:family="paragraph" style:parent-style-name="Standard" style:list-style-name="WWNum3">
      <style:paragraph-properties fo:margin-left="1in" fo:margin-right="0in" fo:text-indent="-0.25in" style:auto-text-indent="false"/>
    </style:style>
    <style:style style:name="P18" style:family="paragraph" style:parent-style-name="Standard" style:list-style-name="WWNum1">
      <style:paragraph-properties fo:margin-left="1in" fo:margin-right="0in" fo:text-indent="-0.25in" style:auto-text-indent="false"/>
    </style:style>
    <style:style style:name="P19" style:family="paragraph" style:parent-style-name="Standard" style:master-page-name="Standard">
      <style:paragraph-properties fo:text-align="center" style:justify-single-word="false" style:page-number="1"/>
    </style:style>
    <style:style style:name="T1" style:family="text">
      <style:text-properties fo:color="#ff0000" fo:font-size="20pt" fo:font-weight="bold" style:font-size-asian="20pt" style:font-weight-asian="bold" style:font-size-complex="20pt"/>
    </style:style>
    <style:style style:name="T2" style:family="text">
      <style:text-properties fo:color="#ff0000" fo:font-size="10pt" fo:font-weight="bold" style:font-size-asian="10pt" style:font-weight-asian="bold" style:font-size-complex="10pt"/>
    </style:style>
    <style:style style:name="T3" style:family="text">
      <style:text-properties fo:font-size="18pt" fo:font-weight="bold" style:font-size-asian="18pt" style:font-weight-asian="bold" style:font-size-complex="18pt"/>
    </style:style>
    <style:style style:name="T4" style:family="text">
      <style:text-properties fo:font-size="12pt" style:font-size-asian="12pt" style:font-size-complex="12pt"/>
    </style:style>
    <style:style style:name="T5" style:family="text">
      <style:text-properties fo:font-size="12pt" fo:font-style="italic" fo:font-weight="bold" style:font-size-asian="12pt" style:font-style-asian="italic" style:font-weight-asian="bold"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style:text-underline-style="none" style:font-size-asian="12pt" style:font-size-complex="12pt"/>
    </style:style>
    <style:style style:name="T8" style:family="text">
      <style:text-properties fo:font-size="15pt" style:font-size-asian="15pt" style:font-size-complex="15pt"/>
    </style:style>
    <style:style style:name="T9" style:family="text">
      <style:text-properties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RADEFY</text:span></text:p>
      <text:p text:style-name="P1"><text:span text:style-name="T2">MARKETPLACE PER VENDERE VESTITI ED OGGETTI DI SECONDA MANO</text:span></text:p>
      <text:p text:style-name="P2"/>
      <text:p text:style-name="P3"/>
      <text:p text:style-name="Standard"><text:span text:style-name="T3">OBIETTIVO</text:span></text:p>
      <text:p text:style-name="P4"/>
      <text:p text:style-name="Standard"><text:span text:style-name="T4">Creazione di un sito di compravendita online di oggetti di seconda mano, mirato all’abbattimento degli sprechi e a favorire il riciclo.</text:span></text:p>
      <text:p text:style-name="P3"/>
      <text:p text:style-name="Standard"><text:span text:style-name="T3">STAKEHOLDER</text:span></text:p>
      <text:p text:style-name="P3"/>
      <text:p text:style-name="Standard"><text:span text:style-name="T5">Project Manager</text:span></text:p>
      <text:p text:style-name="Standard"><text:span text:style-name="T4">Zaafrani Ahmed</text:span></text:p>
      <text:p text:style-name="P3"/>
      <text:p text:style-name="Standard"><text:span text:style-name="T5">Team del progetto</text:span></text:p>
      <text:p text:style-name="Standard"><text:span text:style-name="T4">Stanciu Catalin, Rossi Simone, Freddi Marco</text:span></text:p>
      <text:p text:style-name="P3"/>
      <text:p text:style-name="Standard"><text:span text:style-name="T5">Analizzatori veridicità prodotti</text:span></text:p>
      <text:p text:style-name="Standard"><text:span text:style-name="T4">CGC, PSA, CGA…</text:span></text:p>
      <text:p text:style-name="P3"/>
      <text:p text:style-name="Standard"><text:span text:style-name="T5">Utenti finali</text:span></text:p>
      <text:p text:style-name="P3"/>
      <text:p text:style-name="Standard"><text:span text:style-name="T3">ANALISI</text:span></text:p>
      <text:p text:style-name="P4"/>
      <text:p text:style-name="Standard"><text:span text:style-name="T6">REQUISITI FUNZIONALI:</text:span></text:p>
      <text:p text:style-name="P5"/>
      <text:list xml:id="list4113999207" text:style-name="WWNum5">
        <text:list-item>
          <text:p text:style-name="P8"><text:soft-page-break/><text:span text:style-name="T4">Compravendita di prodotti di seconda mano</text:span></text:p>
        </text:list-item>
        <text:list-item>
          <text:p text:style-name="P8"><text:span text:style-name="T4">Permettere la vendita di prodotti tramite prezzo all’asta o con prezzo fisso</text:span></text:p>
        </text:list-item>
        <text:list-item>
          <text:p text:style-name="P8"><text:span text:style-name="T4">Sistema di ricerca di prodotti, prioritizzando quelli nella propria zona e in base ai propri interessi con utilizzo di algoritmi di preferenza</text:span></text:p>
        </text:list-item>
        <text:list-item>
          <text:p text:style-name="P8"><text:span text:style-name="T4">Sistema di ricerca dei prodotti per categorie</text:span></text:p>
        </text:list-item>
        <text:list-item>
          <text:p text:style-name="P8"><text:span text:style-name="T4">Sistema di spedizione con corrieri affiliati per la spedizione di prodotti lontani dalla propria posizione</text:span></text:p>
        </text:list-item>
        <text:list-item>
          <text:p text:style-name="P8"><text:span text:style-name="T4">Sistema di chat diretta tra venditore e compratore, con possibilità di inviare immagini</text:span></text:p>
        </text:list-item>
        <text:list-item>
          <text:p text:style-name="P8"><text:span text:style-name="T4">Possibilità di avere il sito in lingue diverse</text:span></text:p>
        </text:list-item>
        <text:list-item>
          <text:p text:style-name="P8"><text:span text:style-name="T4">Possibilità di richiedere un rimborso del prodotto nel caso in cui questo non soddisfi la descrizione del venditore oppure non sia adatto alla persona che lo ha acquistato (quest’ultima a patto che l’oggetto in questione non sia stato rovinato ulteriormente dall’acquirente)</text:span></text:p>
        </text:list-item>
        <text:list-item>
          <text:p text:style-name="P8"><text:span text:style-name="T4">Sponsorizzazione di prodotti</text:span></text:p>
        </text:list-item>
      </text:list>
      <text:p text:style-name="P3"/>
      <text:p text:style-name="Standard"><text:span text:style-name="T9">REQUISITI NON FUNZIONALI:</text:span></text:p>
      <text:p text:style-name="P6"/>
      <text:list xml:id="list1732628270" text:style-name="WWNum4">
        <text:list-item>
          <text:p text:style-name="P9"><text:span text:style-name="T4">L’interfaccia deve essere intuitiva da utilizzare, con una minima curva di apprendimento</text:span></text:p>
        </text:list-item>
        <text:list-item>
          <text:p text:style-name="P9"><text:span text:style-name="T4">Richiesta autenticazione a due fattori se un utente vuole vendere sul sito</text:span></text:p>
        </text:list-item>
        <text:list-item>
          <text:p text:style-name="P9"><text:span text:style-name="T4">Il sito deve funzionare su tutti i browser web moderni (più importanti Edge, Chrome, Opera e Safari)</text:span></text:p>
        </text:list-item>
        <text:list-item>
          <text:p text:style-name="P9"><text:span text:style-name="T4">Applicazione da telefono compatibile con Android e Apple, reperibile dai rispettivi store</text:span></text:p>
        </text:list-item>
        <text:list-item>
          <text:p text:style-name="P9"><text:span text:style-name="T4">Obbligatoria per i venditori la specificazione dei danni che il prodotto ha ricevuto, con annessa foto dimostrativa</text:span></text:p>
        </text:list-item>
        <text:list-item>
          <text:p text:style-name="P9"><text:span text:style-name="T4">Ban dell’account di utenti che ripetutamente non seguono le linee guida del sito</text:span></text:p>
        </text:list-item>
        <text:list-item>
          <text:p text:style-name="P9"><text:span text:style-name="T4">Pagamenti dei prodotti utilizzando circuiti sicuri e criptati (non ammessi bonifici)</text:span></text:p>
        </text:list-item>
        <text:list-item>
          <text:p text:style-name="P9"><text:span text:style-name="T4">Richiesta da parte dei venditori di una esigua somma per mettere in vendita un prodotto in modo da evitare il sovraffollamento del sito</text:span></text:p>
        </text:list-item>
        <text:list-item>
          <text:p text:style-name="P9"><text:span text:style-name="T4">Certificato di autenticità dei prodotti più costosi</text:span></text:p>
        </text:list-item>
      </text:list>
      <text:p text:style-name="P3"/>
      <text:p text:style-name="P7"/>
      <text:p text:style-name="P7"/>
      <text:p text:style-name="Standard"><text:span text:style-name="T9">ANALISI DELLA CONCORRENZA:</text:span></text:p>
      <text:p text:style-name="P7"/>
      <text:p text:style-name="P13"><text:soft-page-break/><text:span text:style-name="T6">VINTED:</text:span></text:p>
      <text:list xml:id="list3222677644" text:style-name="WWNum3">
        <text:list-item>
          <text:p text:style-name="P10"><text:span text:style-name="T4">SVANTAGGI:</text:span></text:p>
          <text:list>
            <text:list-item>
              <text:p text:style-name="P17"><text:span text:style-name="T4">Pagamenti solo in app (niente possibilità di pagare in contanti)</text:span></text:p>
            </text:list-item>
            <text:list-item>
              <text:p text:style-name="P17"><text:span text:style-name="T4">Diffusa contraffazione dei prodotti</text:span></text:p>
            </text:list-item>
            <text:list-item>
              <text:p text:style-name="P17"><text:span text:style-name="T4">Certificazione di validità dei prodotti più costosi assenti</text:span></text:p>
            </text:list-item>
          </text:list>
        </text:list-item>
        <text:list-item>
          <text:p text:style-name="P10"><text:span text:style-name="T4">VANTAGGI:</text:span></text:p>
          <text:list>
            <text:list-item>
              <text:p text:style-name="P17"><text:span text:style-name="T4">Chat privata con i venditori</text:span></text:p>
            </text:list-item>
            <text:list-item>
              <text:p text:style-name="P17"><text:span text:style-name="T4">Algoritmo di ricerca efficiente</text:span></text:p>
            </text:list-item>
            <text:list-item>
              <text:p text:style-name="P17"><text:span text:style-name="T4">Bella interfaccia</text:span></text:p>
            </text:list-item>
          </text:list>
        </text:list-item>
      </text:list>
      <text:p text:style-name="Standard"><text:span text:style-name="T6">EBAY</text:span></text:p>
      <text:list xml:id="list1360837693" text:style-name="WWNum1">
        <text:list-item>
          <text:p text:style-name="P11"><text:span text:style-name="T4">VANTAGGI:</text:span></text:p>
          <text:list>
            <text:list-item>
              <text:p text:style-name="P18"><text:span text:style-name="T4">Grande user base</text:span></text:p>
            </text:list-item>
            <text:list-item>
              <text:p text:style-name="P18"><text:span text:style-name="T4">Permette di sponsorizzare i prodotti</text:span></text:p>
            </text:list-item>
            <text:list-item>
              <text:p text:style-name="P18"><text:span text:style-name="T4">Chat privata con i venditori</text:span></text:p>
            </text:list-item>
          </text:list>
        </text:list-item>
        <text:list-item>
          <text:p text:style-name="P11"><text:span text:style-name="T4">SVANTAGGI:</text:span></text:p>
          <text:list>
            <text:list-item>
              <text:p text:style-name="P18"><text:span text:style-name="T4">Tasse di servizio abbastanza alte</text:span></text:p>
            </text:list-item>
            <text:list-item>
              <text:p text:style-name="P18"><text:span text:style-name="T4">Interfaccia abbastanza datata</text:span></text:p>
            </text:list-item>
            <text:list-item>
              <text:p text:style-name="P18"><text:span text:style-name="T4">Sistema di ricerca non molto efficiente</text:span></text:p>
            </text:list-item>
          </text:list>
        </text:list-item>
      </text:list>
      <text:p text:style-name="P14"/>
      <text:p text:style-name="P4"/>
      <text:p text:style-name="Standard"><text:span text:style-name="T6">BUSINESS PLAN</text:span></text:p>
      <text:p text:style-name="P3"/>
      <text:list xml:id="list2271845385" text:style-name="WWNum2">
        <text:list-item>
          <text:p text:style-name="P12"><text:span text:style-name="T4">Trattenimento di una tassa di servizio pari al 1% del prezzo di vendita del prodotto</text:span></text:p>
        </text:list-item>
        <text:list-item>
          <text:p text:style-name="P12"><text:span text:style-name="T4">Vendita di un certificato di autenticità dei prodotti ad alto costo che i venditori possono scegliere di apporre ad un prezzo variabile in base al prodotto, collaborando con aziende esterne esperte in questo ambito</text:span></text:p>
        </text:list-item>
        <text:list-item>
          <text:p text:style-name="P12"><text:span text:style-name="T4">Sponsorizzazione dei prodotti sia all’interno che all’esterno del sito, con un prezzo variabile in base alla grandezza del banner pubblicitario e ai suoi tempi di esposizione</text:span></text:p>
        </text:list-item>
        <text:list-item>
          <text:p text:style-name="P12"><text:span text:style-name="T4">Vendita di un abbonamento mensile per grandi venditori, con diminuzione della tassa di servizio allo 0,05% e indicizzazione migliore dei propri prodotti</text:span></text:p>
        </text:list-item>
      </text:list>
      <text:p text:style-name="P15"><text:soft-page-break/></text:p>
      <text:p text:style-name="P13"><text:span text:style-name="T6">ANALISI DI FATTIBILITà</text:span></text:p>
      <text:p text:style-name="P15"/>
      <text:p text:style-name="P13"><text:span text:style-name="T4">Esistono numerosi marketplace di questo tipo in circolazione, e tutti posseggono un buon margine di guadagno, a patto che ci siano abbastanza utenti. I vantaggi che Tradefy offre rispetto ai suoi concorrenti, unito ad una campagna marketing incentrata sull’aspetto riciclo ed abbattimento degli sprechi, potrebbe portare all’ottenimento di una buona fetta di utenza, garantendo guadagni costanti.</text:span></text:p>
      <text:p text:style-name="P14"/>
      <text:p text:style-name="P13"><text:span text:style-name="T3">USER STORIES</text:span></text:p>
      <text:p text:style-name="P16"/>
      <text:p text:style-name="P13"><text:span text:style-name="T5">Ragazzo di 14 anni</text:span></text:p>
      <text:p text:style-name="P13"><text:span text:style-name="T4">“Sono un ragazzo appassionato di collezionismo, vorrei avere una piattaforma dove poter comprare prodotti senza dovermi preoccupare della loro veridicità; spesso su altri siti vengono venduti prodotti contraffatti”</text:span></text:p>
      <text:p text:style-name="P14"/>
      <text:p text:style-name="P13"><text:span text:style-name="T5">Uomo di mezza età</text:span></text:p>
      <text:p text:style-name="P13"><text:span text:style-name="T4">“Sono molto impegnato dal lavoro, vorrei poter vendere oggetti che non uso più: cerco un sito per farlo in modo veloce, senza doverci spendere troppo tempo”</text:span></text:p>
      <text:p text:style-name="P14"/>
      <text:p text:style-name="P13"><text:span text:style-name="T5">Ragazza di 21 anni che si è appena trasferita</text:span></text:p>
      <text:p text:style-name="P13"><text:span text:style-name="T4">“Sono una ragazza che vuole comprare mobilia, ma non sono sicura se i mobili che voglio comprare si abbinino bene alla casa; ho bisogno di un sito che mi permetta di rendere ciò che acquisto nel caso in cui non soddisfi le mie richieste”</text:span></text:p>
      <text:p text:style-name="P14"/>
      <text:p text:style-name="P13"><text:span text:style-name="T5">Proprietario di un grande negozio dell’usato</text:span></text:p>
      <text:p text:style-name="P13"><text:span text:style-name="T4">“Cerco un sito dove poter vendere i miei fondi di magazzino: necessito che le tasse di servizio siano basse, dato che vorrei vendere molti prodotti mensilmente”</text:spa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8" meta:word-count="725" meta:character-count="4568" meta:non-whitespace-character-count="3949"/>
    <meta:generator>LibreOfficeDev/6.0.5.2$Linux_X86_64 LibreOffice_project/</meta:generator>
  </office:meta>
</office:document-meta>
</file>